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132d8b" officeooo:paragraph-rsid="00132d8b"/>
    </style:style>
    <style:style style:name="P2" style:family="paragraph" style:parent-style-name="Text_20_body">
      <style:text-properties fo:font-size="14pt" style:text-underline-style="none" officeooo:rsid="00152cc7" officeooo:paragraph-rsid="00152cc7" style:font-size-asian="14pt" style:font-size-complex="14pt"/>
    </style:style>
    <style:style style:name="P3" style:family="paragraph" style:parent-style-name="Text_20_body">
      <style:text-properties fo:font-size="14pt" style:text-underline-style="none" officeooo:rsid="00152cc7" officeooo:paragraph-rsid="001706ff" style:font-size-asian="14pt" style:font-size-complex="14pt"/>
    </style:style>
    <style:style style:name="P4" style:family="paragraph" style:parent-style-name="Text_20_body">
      <style:text-properties fo:font-size="14pt" style:text-underline-style="none" officeooo:rsid="00132d8b" officeooo:paragraph-rsid="00132d8b" style:font-size-asian="14pt" style:font-size-complex="14pt"/>
    </style:style>
    <style:style style:name="P5" style:family="paragraph" style:parent-style-name="Text_20_body">
      <style:text-properties fo:font-size="14pt" style:text-underline-style="none" officeooo:rsid="00172283" officeooo:paragraph-rsid="00172283" style:font-size-asian="14pt" style:font-size-complex="14pt"/>
    </style:style>
    <style:style style:name="P6" style:family="paragraph" style:parent-style-name="Text_20_body">
      <style:text-properties fo:font-size="14pt" style:text-underline-style="none" fo:font-weight="bold" officeooo:rsid="00172283" officeooo:paragraph-rsid="00172283" style:font-size-asian="14pt" style:font-weight-asian="bold" style:font-size-complex="14pt" style:font-weight-complex="bold"/>
    </style:style>
    <style:style style:name="P7" style:family="paragraph" style:parent-style-name="Text_20_body">
      <style:text-properties fo:font-size="14pt" style:text-underline-style="none" fo:font-weight="bold" officeooo:rsid="00182282" officeooo:paragraph-rsid="00182282" style:font-size-asian="14pt" style:font-weight-asian="bold" style:font-size-complex="14pt" style:font-weight-complex="bold"/>
    </style:style>
    <style:style style:name="P8" style:family="paragraph" style:parent-style-name="Text_20_body">
      <style:text-properties fo:font-size="14pt" style:text-underline-style="none" fo:font-weight="bold" officeooo:rsid="0019f5ad" officeooo:paragraph-rsid="0019f5ad" style:font-size-asian="14pt" style:font-weight-asian="bold" style:font-size-complex="14pt" style:font-weight-complex="bold"/>
    </style:style>
    <style:style style:name="P9" style:family="paragraph" style:parent-style-name="Text_20_body">
      <style:text-properties fo:font-size="14pt" style:text-underline-style="none" fo:font-weight="bold" officeooo:rsid="001ba6a9" officeooo:paragraph-rsid="001ba6a9" style:font-size-asian="14pt" style:font-weight-asian="bold" style:font-size-complex="14pt" style:font-weight-complex="bold"/>
    </style:style>
    <style:style style:name="P10" style:family="paragraph" style:parent-style-name="Text_20_body">
      <style:text-properties fo:font-size="14pt" style:text-underline-style="none" fo:font-weight="normal" officeooo:rsid="00172283" officeooo:paragraph-rsid="00172283" style:font-size-asian="14pt" style:font-weight-asian="normal" style:font-size-complex="14pt" style:font-weight-complex="normal"/>
    </style:style>
    <style:style style:name="P11" style:family="paragraph" style:parent-style-name="Text_20_body">
      <style:text-properties fo:font-size="14pt" style:text-underline-style="none" fo:font-weight="normal" officeooo:rsid="0019f5ad" officeooo:paragraph-rsid="0019f5ad" style:font-size-asian="14pt" style:font-weight-asian="normal" style:font-size-complex="14pt" style:font-weight-complex="normal"/>
    </style:style>
    <style:style style:name="P12" style:family="paragraph" style:parent-style-name="Text_20_body">
      <style:text-properties fo:font-size="14pt" style:text-underline-style="none" fo:font-weight="normal" officeooo:rsid="0019f5ad" officeooo:paragraph-rsid="001aae4c" style:font-size-asian="14pt" style:font-weight-asian="normal" style:font-size-complex="14pt" style:font-weight-complex="normal"/>
    </style:style>
    <style:style style:name="P13" style:family="paragraph" style:parent-style-name="Text_20_body">
      <style:text-properties fo:font-size="14pt" style:text-underline-style="none" fo:font-weight="normal" officeooo:rsid="001ba6a9" officeooo:paragraph-rsid="001ba6a9" style:font-size-asian="14pt" style:font-weight-asian="normal" style:font-size-complex="14pt" style:font-weight-complex="normal"/>
    </style:style>
    <style:style style:name="P14" style:family="paragraph" style:parent-style-name="Text_20_body">
      <style:text-properties fo:font-size="14pt" style:text-underline-style="none" fo:font-weight="normal" officeooo:rsid="00182282" officeooo:paragraph-rsid="00182282" style:font-size-asian="14pt" style:font-weight-asian="normal" style:font-size-complex="14pt" style:font-weight-complex="normal"/>
    </style:style>
    <style:style style:name="P15" style:family="paragraph" style:parent-style-name="Text_20_body">
      <style:text-properties fo:font-size="14pt" style:text-underline-style="none" fo:font-weight="normal" officeooo:rsid="00250435" officeooo:paragraph-rsid="00250435" style:font-size-asian="12.25pt" style:font-weight-asian="normal" style:font-size-complex="14pt" style:font-weight-complex="normal"/>
    </style:style>
    <style:style style:name="P16" style:family="paragraph" style:parent-style-name="Text_20_body">
      <style:text-properties fo:font-size="14pt" style:text-underline-style="none" fo:font-weight="normal" officeooo:rsid="00251a57" officeooo:paragraph-rsid="00251a57" fo:background-color="transparent" style:font-size-asian="12.25pt" style:font-weight-asian="normal" style:font-size-complex="14pt" style:font-weight-complex="normal"/>
    </style:style>
    <style:style style:name="P17" style:family="paragraph" style:parent-style-name="Text_20_body">
      <style:text-properties fo:font-size="14pt" style:text-underline-style="none" fo:font-weight="normal" officeooo:rsid="00251a57" officeooo:paragraph-rsid="0027099c" fo:background-color="transparent" style:font-size-asian="12.25pt" style:font-weight-asian="normal" style:font-size-complex="14pt" style:font-weight-complex="normal"/>
    </style:style>
    <style:style style:name="P18" style:family="paragraph" style:parent-style-name="Text_20_body">
      <style:text-properties fo:font-size="14pt" fo:font-weight="bold" officeooo:rsid="00242070" officeooo:paragraph-rsid="00242070" style:font-size-asian="12.25pt" style:font-weight-asian="bold" style:font-size-complex="14pt" style:font-weight-complex="bold"/>
    </style:style>
    <style:style style:name="P19" style:family="paragraph" style:parent-style-name="Text_20_body">
      <style:text-properties fo:font-size="14pt" fo:font-weight="normal" officeooo:rsid="00242070" officeooo:paragraph-rsid="00242070" style:font-size-asian="12.25pt" style:font-weight-asian="normal" style:font-size-complex="14pt" style:font-weight-complex="normal"/>
    </style:style>
    <style:style style:name="P20" style:family="paragraph" style:parent-style-name="Text_20_body">
      <style:text-properties fo:font-size="14pt" fo:font-weight="normal" officeooo:rsid="00242070" officeooo:paragraph-rsid="00250435" style:font-size-asian="12.25pt" style:font-weight-asian="normal" style:font-size-complex="14pt" style:font-weight-complex="normal"/>
    </style:style>
    <style:style style:name="P21" style:family="paragraph" style:parent-style-name="Text_20_body">
      <style:text-properties fo:font-size="14pt" style:text-underline-style="solid" style:text-underline-width="auto" style:text-underline-color="font-color" fo:font-weight="normal" officeooo:rsid="00250435" officeooo:paragraph-rsid="00250435" fo:background-color="#ffff00" style:font-size-asian="12.25pt" style:font-weight-asian="normal" style:font-size-complex="14pt" style:font-weight-complex="normal"/>
    </style:style>
    <style:style style:name="P22" style:family="paragraph" style:parent-style-name="Text_20_body">
      <style:text-properties fo:font-size="14pt" style:text-underline-style="solid" style:text-underline-width="auto" style:text-underline-color="font-color" officeooo:rsid="0027099c" officeooo:paragraph-rsid="00282ff2" style:font-size-asian="12.25pt" style:font-size-complex="14pt"/>
    </style:style>
    <style:style style:name="P23" style:family="paragraph" style:parent-style-name="Text_20_body">
      <style:text-properties style:text-underline-style="none" officeooo:rsid="00152cc7" officeooo:paragraph-rsid="00152cc7"/>
    </style:style>
    <style:style style:name="P24" style:family="paragraph" style:parent-style-name="Text_20_body">
      <style:text-properties fo:font-weight="normal" officeooo:rsid="001e789d" officeooo:paragraph-rsid="001e789d" style:font-weight-asian="normal" style:font-weight-complex="normal"/>
    </style:style>
    <style:style style:name="P25" style:family="paragraph" style:parent-style-name="Title">
      <style:text-properties style:text-underline-style="solid" style:text-underline-width="auto" style:text-underline-color="font-color" officeooo:rsid="00132d8b" officeooo:paragraph-rsid="00132d8b"/>
    </style:style>
    <style:style style:name="P26" style:family="paragraph" style:parent-style-name="Title">
      <style:text-properties style:text-underline-style="solid" style:text-underline-width="auto" style:text-underline-color="font-color" officeooo:rsid="00152cc7" officeooo:paragraph-rsid="00152cc7"/>
    </style:style>
    <style:style style:name="P27" style:family="paragraph" style:parent-style-name="Title">
      <style:text-properties style:text-underline-style="solid" style:text-underline-width="auto" style:text-underline-color="font-color" officeooo:rsid="0027099c" officeooo:paragraph-rsid="0027099c"/>
    </style:style>
    <style:style style:name="P28" style:family="paragraph" style:parent-style-name="Text_20_body">
      <style:text-properties fo:font-size="14pt" style:text-underline-style="none" fo:font-weight="normal" officeooo:rsid="00250435" officeooo:paragraph-rsid="00250435" fo:background-color="transparent" style:font-size-asian="12.25pt" style:font-weight-asian="normal" style:font-size-complex="14pt" style:font-weight-complex="normal"/>
    </style:style>
    <style:style style:name="P29" style:family="paragraph" style:parent-style-name="Text_20_body">
      <style:text-properties fo:font-size="14pt" fo:font-style="normal" style:text-underline-style="none" fo:font-weight="normal" officeooo:rsid="0027099c" officeooo:paragraph-rsid="0027099c" style:font-size-asian="12.25pt" style:font-style-asian="normal" style:font-weight-asian="normal" style:font-size-complex="14pt" style:font-style-complex="normal" style:font-weight-complex="normal"/>
    </style:style>
    <style:style style:name="P30" style:family="paragraph" style:parent-style-name="Text_20_body">
      <style:text-properties fo:font-size="14pt" fo:font-style="normal" style:text-underline-style="none" fo:font-weight="normal" officeooo:rsid="00282ff2" officeooo:paragraph-rsid="00282ff2" style:font-size-asian="12.25pt" style:font-style-asian="normal" style:font-weight-asian="normal" style:font-size-complex="14pt" style:font-style-complex="normal" style:font-weight-complex="normal"/>
    </style:style>
    <style:style style:name="P31" style:family="paragraph" style:parent-style-name="Text_20_body">
      <style:text-properties fo:font-size="14pt" fo:font-style="normal" style:text-underline-style="none" fo:font-weight="bold" officeooo:rsid="002c6c3c" officeooo:paragraph-rsid="002c6c3c" style:font-size-asian="12.25pt" style:font-style-asian="normal" style:font-weight-asian="bold" style:font-size-complex="14pt" style:font-style-complex="normal" style:font-weight-complex="bold"/>
    </style:style>
    <style:style style:name="P32" style:family="paragraph" style:parent-style-name="Text_20_body">
      <style:text-properties fo:font-size="14pt" fo:font-weight="normal" officeooo:rsid="003b6dfd" officeooo:paragraph-rsid="003b6dfd" style:font-size-asian="14pt" style:font-weight-asian="normal" style:font-size-complex="14pt" style:font-weight-complex="normal"/>
    </style:style>
    <style:style style:name="P33" style:family="paragraph" style:parent-style-name="Text_20_body">
      <style:text-properties fo:font-size="14pt" fo:font-weight="normal" officeooo:rsid="003b6dfd" officeooo:paragraph-rsid="003bb7bf" style:font-size-asian="14pt" style:font-weight-asian="normal" style:font-size-complex="14pt" style:font-weight-complex="normal"/>
    </style:style>
    <style:style style:name="P34" style:family="paragraph" style:parent-style-name="Text_20_body">
      <style:text-properties fo:font-size="14pt" fo:font-weight="normal" officeooo:rsid="003d909c" officeooo:paragraph-rsid="003d909c" style:font-size-asian="14pt" style:font-weight-asian="normal" style:font-size-complex="14pt" style:font-weight-complex="normal"/>
    </style:style>
    <style:style style:name="P35" style:family="paragraph" style:parent-style-name="Text_20_body">
      <style:text-properties fo:font-size="14pt" fo:font-weight="normal" officeooo:rsid="003dbc80" officeooo:paragraph-rsid="003dbc80" style:font-size-asian="14pt" style:font-weight-asian="normal" style:font-size-complex="14pt" style:font-weight-complex="normal"/>
    </style:style>
    <style:style style:name="P36" style:family="paragraph" style:parent-style-name="Text_20_body">
      <style:text-properties fo:font-size="14pt" fo:font-weight="normal" officeooo:rsid="003dbc80" officeooo:paragraph-rsid="00409b6c" style:font-size-asian="14pt" style:font-weight-asian="normal" style:font-size-complex="14pt" style:font-weight-complex="normal"/>
    </style:style>
    <style:style style:name="P37" style:family="paragraph" style:parent-style-name="Text_20_body">
      <style:text-properties fo:font-size="14pt" fo:font-weight="normal" officeooo:rsid="003dbc80" officeooo:paragraph-rsid="00409b6c" fo:background-color="#ffff00" style:font-size-asian="14pt" style:font-weight-asian="normal" style:font-size-complex="14pt" style:font-weight-complex="normal"/>
    </style:style>
    <style:style style:name="P38" style:family="paragraph" style:parent-style-name="Text_20_body">
      <style:text-properties fo:font-size="14pt" fo:font-weight="normal" officeooo:rsid="00416a58" officeooo:paragraph-rsid="00416a58" fo:background-color="#ffff00" style:font-size-asian="14pt" style:font-weight-asian="normal" style:font-size-complex="14pt" style:font-weight-complex="normal"/>
    </style:style>
    <style:style style:name="P39" style:family="paragraph" style:parent-style-name="Text_20_body">
      <style:text-properties fo:font-size="14pt" fo:font-weight="normal" officeooo:rsid="00416a58" officeooo:paragraph-rsid="00418c58" fo:background-color="#ffff00" style:font-size-asian="14pt" style:font-weight-asian="normal" style:font-size-complex="14pt" style:font-weight-complex="normal"/>
    </style:style>
    <style:style style:name="P40" style:family="paragraph" style:parent-style-name="Text_20_body">
      <style:text-properties fo:font-size="14pt" fo:font-weight="normal" officeooo:rsid="00418c58" officeooo:paragraph-rsid="00418c58" fo:background-color="#ffff00" style:font-size-asian="14pt" style:font-weight-asian="normal" style:font-size-complex="14pt" style:font-weight-complex="normal"/>
    </style:style>
    <style:style style:name="P41" style:family="paragraph" style:parent-style-name="Text_20_body">
      <style:text-properties fo:font-size="14pt" fo:font-weight="normal" officeooo:rsid="00418c58" officeooo:paragraph-rsid="004356c7" fo:background-color="#ffff00" style:font-size-asian="14pt" style:font-weight-asian="normal" style:font-size-complex="14pt" style:font-weight-complex="normal"/>
    </style:style>
    <style:style style:name="P42" style:family="paragraph" style:parent-style-name="Text_20_body">
      <style:text-properties fo:font-size="14pt" fo:font-weight="normal" officeooo:rsid="003dbc80" officeooo:paragraph-rsid="00409b6c" fo:background-color="transparent" style:font-size-asian="14pt" style:font-weight-asian="normal" style:font-size-complex="14pt" style:font-weight-complex="normal"/>
    </style:style>
    <style:style style:name="P43" style:family="paragraph" style:parent-style-name="Text_20_body">
      <style:text-properties fo:font-size="14pt" fo:font-weight="bold" officeooo:rsid="003dbc80" officeooo:paragraph-rsid="003dbc80" style:font-size-asian="14pt" style:font-weight-asian="bold" style:font-size-complex="14pt" style:font-weight-complex="bold"/>
    </style:style>
    <style:style style:name="P44" style:family="paragraph" style:parent-style-name="Text_20_body">
      <style:text-properties fo:font-size="14pt" fo:font-weight="bold" officeooo:rsid="00418c58" officeooo:paragraph-rsid="00450e69" fo:background-color="#ffff00" style:font-size-asian="14pt" style:font-weight-asian="bold" style:font-size-complex="14pt" style:font-weight-complex="bold"/>
    </style:style>
    <style:style style:name="P45" style:family="paragraph" style:parent-style-name="Text_20_body">
      <style:text-properties fo:font-weight="bold" officeooo:rsid="002d23ac" officeooo:paragraph-rsid="002d23ac" style:font-weight-asian="bold" style:font-weight-complex="bold"/>
    </style:style>
    <style:style style:name="P46" style:family="paragraph" style:parent-style-name="Text_20_body">
      <style:text-properties fo:font-weight="bold" officeooo:rsid="0030f191" officeooo:paragraph-rsid="0030f191" style:font-weight-asian="bold" style:font-weight-complex="bold"/>
    </style:style>
    <style:style style:name="P47" style:family="paragraph" style:parent-style-name="Text_20_body">
      <style:text-properties fo:font-weight="bold" officeooo:rsid="0030f191" officeooo:paragraph-rsid="00353e6d" style:font-weight-asian="bold" style:font-weight-complex="bold"/>
    </style:style>
    <style:style style:name="P48" style:family="paragraph" style:parent-style-name="Text_20_body">
      <style:text-properties fo:font-weight="bold" officeooo:rsid="0030f191" officeooo:paragraph-rsid="0036e118" style:font-weight-asian="bold" style:font-weight-complex="bold"/>
    </style:style>
    <style:style style:name="P49" style:family="paragraph" style:parent-style-name="Text_20_body">
      <style:text-properties fo:font-weight="bold" officeooo:rsid="00335382" officeooo:paragraph-rsid="00335382" style:font-weight-asian="bold" style:font-weight-complex="bold"/>
    </style:style>
    <style:style style:name="P50" style:family="paragraph" style:parent-style-name="Text_20_body">
      <style:text-properties fo:font-weight="bold" officeooo:rsid="0036e118" officeooo:paragraph-rsid="0036e118" style:font-weight-asian="bold" style:font-weight-complex="bold"/>
    </style:style>
    <style:style style:name="P51" style:family="paragraph" style:parent-style-name="Text_20_body">
      <style:text-properties fo:font-weight="bold" officeooo:rsid="00391ab0" officeooo:paragraph-rsid="00391ab0" style:font-weight-asian="bold" style:font-weight-complex="bold"/>
    </style:style>
    <style:style style:name="P52" style:family="paragraph" style:parent-style-name="Text_20_body">
      <style:text-properties fo:font-weight="bold" officeooo:rsid="003b6dfd" officeooo:paragraph-rsid="003b6dfd" style:font-weight-asian="bold" style:font-weight-complex="bold"/>
    </style:style>
    <style:style style:name="P53" style:family="paragraph" style:parent-style-name="Text_20_body">
      <style:text-properties fo:font-weight="normal" officeooo:rsid="002d23ac" officeooo:paragraph-rsid="002d23ac" style:font-weight-asian="normal" style:font-weight-complex="normal"/>
    </style:style>
    <style:style style:name="P54" style:family="paragraph" style:parent-style-name="Text_20_body">
      <style:text-properties fo:font-weight="normal" officeooo:rsid="0030f191" officeooo:paragraph-rsid="0030f191" style:font-weight-asian="normal" style:font-weight-complex="normal"/>
    </style:style>
    <style:style style:name="P55" style:family="paragraph" style:parent-style-name="Text_20_body">
      <style:text-properties fo:font-weight="normal" officeooo:rsid="0036e118" officeooo:paragraph-rsid="0036e118" style:font-weight-asian="normal" style:font-weight-complex="normal"/>
    </style:style>
    <style:style style:name="P56" style:family="paragraph" style:parent-style-name="Text_20_body">
      <style:text-properties fo:font-weight="normal" officeooo:rsid="0036e118" officeooo:paragraph-rsid="00391ab0" style:font-weight-asian="normal" style:font-weight-complex="normal"/>
    </style:style>
    <style:style style:name="P57" style:family="paragraph" style:parent-style-name="Text_20_body">
      <style:text-properties fo:font-weight="normal" officeooo:rsid="00391ab0" officeooo:paragraph-rsid="00391ab0" style:font-weight-asian="normal" style:font-weight-complex="normal"/>
    </style:style>
    <style:style style:name="P58" style:family="paragraph" style:parent-style-name="Text_20_body">
      <style:text-properties officeooo:paragraph-rsid="00335382"/>
    </style:style>
    <style:style style:name="T1" style:family="text">
      <style:text-properties officeooo:rsid="00152cc7"/>
    </style:style>
    <style:style style:name="T2" style:family="text">
      <style:text-properties officeooo:rsid="001706ff"/>
    </style:style>
    <style:style style:name="T3" style:family="text">
      <style:text-properties officeooo:rsid="0017228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ffff00" loext:char-shading-value="0"/>
    </style:style>
    <style:style style:name="T6" style:family="text">
      <style:text-properties style:text-underline-style="solid" style:text-underline-width="auto" style:text-underline-color="font-color" officeooo:rsid="00250435" fo:background-color="transparent" loext:char-shading-value="0"/>
    </style:style>
    <style:style style:name="T7" style:family="text">
      <style:text-properties style:text-underline-style="none" officeooo:rsid="00250435" fo:background-color="transparent" loext:char-shading-value="0"/>
    </style:style>
    <style:style style:name="T8" style:family="text">
      <style:text-properties fo:background-color="transparent" loext:char-shading-value="0"/>
    </style:style>
    <style:style style:name="T9" style:family="text">
      <style:text-properties officeooo:rsid="00418c58" fo:background-color="transparent" loext:char-shading-value="0"/>
    </style:style>
    <style:style style:name="T10" style:family="text">
      <style:text-properties officeooo:rsid="004356c7" fo:background-color="transparent" loext:char-shading-value="0"/>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282ff2" style:font-style-asian="normal" style:font-weight-asian="normal" style:font-style-complex="normal" style:font-weight-complex="normal"/>
    </style:style>
    <style:style style:name="T13" style:family="text">
      <style:text-properties fo:font-style="normal" style:text-underline-style="none" fo:font-weight="normal" officeooo:rsid="002ab577" style:font-style-asian="normal" style:font-weight-asian="normal" style:font-style-complex="normal" style:font-weight-complex="normal"/>
    </style:style>
    <style:style style:name="T14" style:family="text">
      <style:text-properties fo:background-color="#ffff00" loext:char-shading-value="0"/>
    </style:style>
    <style:style style:name="T15" style:family="text">
      <style:text-properties officeooo:rsid="00409b6c" fo:background-color="#ffff00" loext:char-shading-value="0"/>
    </style:style>
    <style:style style:name="T16" style:family="text">
      <style:text-properties fo:font-size="14pt" style:font-size-asian="14pt" style:font-size-complex="14pt"/>
    </style:style>
    <style:style style:name="T17" style:family="text">
      <style:text-properties fo:font-size="14pt" officeooo:rsid="002da896" style:font-size-asian="14pt" style:font-size-complex="14pt"/>
    </style:style>
    <style:style style:name="T18" style:family="text">
      <style:text-properties fo:font-size="14pt" officeooo:rsid="0031937b" style:font-size-asian="14pt" style:font-size-complex="14pt"/>
    </style:style>
    <style:style style:name="T19" style:family="text">
      <style:text-properties fo:font-size="14pt" officeooo:rsid="00335382" style:font-size-asian="14pt" style:font-size-complex="14pt"/>
    </style:style>
    <style:style style:name="T20" style:family="text">
      <style:text-properties fo:font-size="14pt" officeooo:rsid="00377416" style:font-size-asian="14pt" style:font-size-complex="14pt"/>
    </style:style>
    <style:style style:name="T21" style:family="text">
      <style:text-properties fo:font-size="14pt" officeooo:rsid="00353e6d" style:font-size-asian="14pt" style:font-size-complex="14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weight="normal" officeooo:rsid="00335382" style:font-size-asian="14pt" style:font-weight-asian="normal" style:font-size-complex="14pt" style:font-weight-complex="normal"/>
    </style:style>
    <style:style style:name="T24" style:family="text">
      <style:text-properties fo:font-size="14pt" fo:font-weight="normal" officeooo:rsid="00353e6d" style:font-size-asian="14pt" style:font-weight-asian="normal" style:font-size-complex="14pt" style:font-weight-complex="normal"/>
    </style:style>
    <style:style style:name="T25" style:family="text">
      <style:text-properties fo:font-size="14pt" fo:font-weight="normal" officeooo:rsid="0036e118" style:font-size-asian="14pt" style:font-weight-asian="normal" style:font-size-complex="14pt" style:font-weight-complex="normal"/>
    </style:style>
    <style:style style:name="T26" style:family="text">
      <style:text-properties fo:font-size="14pt" fo:font-weight="normal" fo:background-color="#ffff00" loext:char-shading-value="0" style:font-size-asian="14pt" style:font-weight-asian="normal" style:font-size-complex="14pt" style:font-weight-complex="normal"/>
    </style:style>
    <style:style style:name="T27" style:family="text">
      <style:text-properties fo:font-size="14pt" fo:font-weight="bold" officeooo:rsid="00335382" style:font-size-asian="14pt" style:font-weight-asian="bold" style:font-size-complex="14pt" style:font-weight-complex="bold"/>
    </style:style>
    <style:style style:name="T28" style:family="text">
      <style:text-properties fo:font-size="14pt" fo:background-color="#ffff00" loext:char-shading-value="0" style:font-size-asian="14pt" style:font-size-complex="14pt"/>
    </style:style>
    <style:style style:name="T29" style:family="text">
      <style:text-properties fo:font-weight="normal" officeooo:rsid="004356c7" fo:background-color="transparent" loext:char-shading-value="0" style:font-weight-asian="normal" style:font-weight-complex="normal"/>
    </style:style>
    <style:style style:name="T30" style:family="text">
      <style:text-properties fo:font-weight="normal" officeooo:rsid="00450e69" fo:background-color="transparent" loext:char-shading-value="0" style:font-weight-asian="normal" style:font-weight-complex="normal"/>
    </style:style>
    <style:style style:name="T31" style:family="text">
      <style:text-properties officeooo:rsid="003bb7bf"/>
    </style:style>
    <style:style style:name="T32" style:family="text">
      <style:text-properties officeooo:rsid="003f76d6"/>
    </style:style>
    <style:style style:name="T33" style:family="text">
      <style:text-properties officeooo:rsid="00409b6c"/>
    </style:style>
    <style:style style:name="T34" style:family="text">
      <style:text-properties officeooo:rsid="00418c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1 Introduction to JavaScript</text:p>
      <text:p text:style-name="P1"/>
      <text:p text:style-name="P4">- JavaScript is a high-level, dynamic, interpreted programming language <text:span text:style-name="T1">that is well-suited to object-oriented and functional programming styles.</text:span></text:p>
      <text:p text:style-name="P26">Ch.2 Lexical Structure</text:p>
      <text:p text:style-name="P23"/>
      <text:p text:style-name="P2">- The lexical structure of a programming language is the set of elementary rules that specifies how you write programs in that language.</text:p>
      <text:p text:style-name="P2"><text:tab/>. Case <text:span text:style-name="T2">sensitivity, spaces, and line breaks</text:span></text:p>
      <text:p text:style-name="P2"><text:tab/>. <text:span text:style-name="T2">Comments</text:span></text:p>
      <text:p text:style-name="P2"><text:tab/>.<text:span text:style-name="T2">Literals</text:span></text:p>
      <text:p text:style-name="P2"><text:tab/>.<text:span text:style-name="T2">Identifiers and reserved words</text:span></text:p>
      <text:p text:style-name="P2"><text:tab/>.<text:span text:style-name="T2">Unicode</text:span></text:p>
      <text:p text:style-name="P2"><text:tab/>.<text:span text:style-name="T2">Optional semicolons</text:span></text:p>
      <text:p text:style-name="P3">- This means that language <text:span text:style-name="T2">keywords, variables, function names, and other identifiers must always be typed with a consistent capitalization of letters.</text:span></text:p>
      <text:p text:style-name="P3">-<text:span text:style-name="T3">JavaScript ignores spaces. For most part, JavaScript also ignores line breaks.</text:span></text:p>
      <text:p text:style-name="P5"/>
      <text:p text:style-name="P6">Comments</text:p>
      <text:p text:style-name="P10">- JavaScript supports two styles of comments. Any text between a //</text:p>
      <text:p text:style-name="P10">and the end of a line is treated as a comment and is ignored by</text:p>
      <text:p text:style-name="P10">JavaScript. Any text between the characters /* and */ is also treated</text:p>
      <text:p text:style-name="P10">as a comment; these comments may span multiple lines but may not be</text:p>
      <text:p text:style-name="P10">nested.</text:p>
      <text:p text:style-name="P7">Literals</text:p>
      <text:p text:style-name="P14">- A literal is a data value that appears directly in a program.</text:p>
      <text:p text:style-name="P7"><text:soft-page-break/>Identifiers and Reserved Words</text:p>
      <text:p text:style-name="P14">-An identifier is simply an name. In JavaScript, identifiers are used to name constants, variables, properties, functions , and classes and to provide labels for certain loops in JavaScript code.</text:p>
      <text:p text:style-name="P14">-A JavaScript identifier must begin with a letter, an underscore (_), or a dollar sign($). Subsequent characters can be letters, digits, underscores, or dollar signs. (Digits are not allowed as the first character so that JavaScript can easily distinguish identifiers from numbers.)</text:p>
      <text:p text:style-name="P14"/>
      <text:p text:style-name="P8">Reserved Words</text:p>
      <text:p text:style-name="P11">- The following words are part of the JavaScript language. Many of these (such as if, while, and for) are reserved keywords that must not be used as the names of constants, variables, functions, or classes (though they can all be used as the names of properties within an object).</text:p>
      <text:p text:style-name="P12">- JavaScript also reserves or restricts the use of certain keywords that are not currently used by the language but that might be used in future versions:</text:p>
      <text:p text:style-name="P12">.enum</text:p>
      <text:p text:style-name="P11">.implements</text:p>
      <text:p text:style-name="P11">.interface</text:p>
      <text:p text:style-name="P11">.package</text:p>
      <text:p text:style-name="P11">.private</text:p>
      <text:p text:style-name="P12">.protected</text:p>
      <text:p text:style-name="P12">.public</text:p>
      <text:p text:style-name="P12"/>
      <text:p text:style-name="P9">Unicode</text:p>
      <text:p text:style-name="P13">- JavaScript programs are written using the Unicode character set, and you can use any Unicode characters in strings and comments. For portability and ease of editing, it is common to use only ASCII letters and digits in identifiers. But this is a programming convention only, and the language allows Unicode letters, digits, and ideographs (but not</text:p>
      <text:p text:style-name="P13">emojis) in identifiers. This means that programmers can use</text:p>
      <text:p text:style-name="P13"><text:soft-page-break/>mathematical symbols and words from non-English languages as</text:p>
      <text:p text:style-name="P13">constants and variables: <text:s/></text:p>
      <text:p text:style-name="Text_20_body">const π = 3.14;</text:p>
      <text:p text:style-name="Text_20_body">const sí = true;</text:p>
      <text:p text:style-name="P24"/>
      <text:p text:style-name="P18">Optional Semicolons</text:p>
      <text:p text:style-name="P19">- Like many programming languages, JavaScript uses the semicolon(;) to separate statements from one another.</text:p>
      <text:p text:style-name="P19">- A few details you should understand about optional semicolons in JavaScript.</text:p>
      <text:p text:style-name="P20">- Note that JavaScript does not treat <text:span text:style-name="T4">every</text:span> line break as a semicolon: it usually treats line breaks as semicolons <text:span text:style-name="T5">only if it can’t parse the code without adding an implicit semicolon. JavaScript treats a line break as a semicolon if the next nonspace character cannot be interpreted as a continuation of the current statement.</text:span><text:span text:style-name="T6"> </text:span><text:span text:style-name="T7">Consider the following code: </text:span></text:p>
      <text:p text:style-name="P28">let a </text:p>
      <text:p text:style-name="P28">a</text:p>
      <text:p text:style-name="P28">=</text:p>
      <text:p text:style-name="P28">3</text:p>
      <text:p text:style-name="P28">console.log(a)</text:p>
      <text:p text:style-name="P28">- <text:s/>JavaScript interprets this code like this:</text:p>
      <text:p text:style-name="P28">let a; a = 3; console.log(a);</text:p>
      <text:p text:style-name="P28">- JavaScript does treat the first line break as a semicolon because it cannot parse the code let a a without a semicolon. The second a could stand alone as the statement a;, but JavaScript does not treat the second line break as a semicolon because it can continue parsing the longer statement a = 3;.</text:p>
      <text:p text:style-name="P15"><text:span text:style-name="T8">- </text:span><text:span text:style-name="T5">These statement termination rules lead to some surprising cases. This</text:span></text:p>
      <text:p text:style-name="P21">code looks like two separate statements separated with a newline:</text:p>
      <text:p text:style-name="P16"><text:tab/>let y = x + f</text:p>
      <text:p text:style-name="P16"><text:tab/>(a+b).toString()</text:p>
      <text:p text:style-name="P16"><text:soft-page-break/>- But the parentheses on the second line of code can be interpreted as a</text:p>
      <text:p text:style-name="P16">function invocation of f from the first line, and JavaScript interprets</text:p>
      <text:p text:style-name="P16">the code like this:- </text:p>
      <text:p text:style-name="P16"><text:tab/>let y = x + f(a+b).toString();</text:p>
      <text:p text:style-name="P16">- Some programmers like to put a defensive semicolon at the beginning of any such statement so that it will continue to work correctly even if the statement before it is modified and a previously terminating semicolon removed:</text:p>
      <text:p text:style-name="P17"><text:tab/>let x = 0 // Semicolon omitted here </text:p>
      <text:p text:style-name="P17"><text:tab/>;[x,x+1,x+2].forEach(console.log) // Defensive ; keeps this statement separate</text:p>
      <text:p text:style-name="P17"/>
      <text:p text:style-name="P17">- There are three exceptions to the general rule that JavaScript interprets line breaks as semicolons when it cannot parse the second line as a continuation of the statement on the first line. The first exception involves the return, throw, yield, break, and continue statements (see Chapter 5). These statements often stand alone, but they are sometimes followed by an identifier or expression. If a line break appears after any of these words (before any other tokens), JavaScript will always interpret that line break as a semicolon. For example, if you write:</text:p>
      <text:p text:style-name="P17"><text:tab/>return</text:p>
      <text:p text:style-name="P17"><text:tab/>true;</text:p>
      <text:p text:style-name="P17">JavaScript assumes you meant:</text:p>
      <text:p text:style-name="P17"><text:tab/>return; true;</text:p>
      <text:p text:style-name="P17">However, you probably meant:</text:p>
      <text:p text:style-name="P17"><text:tab/>return true;</text:p>
      <text:p text:style-name="P17">-This means that you must not insert a line break between return, break, or continue and the expression that follows the keyword. If you do insert a line break, your code is likely to fail in a nonobvious way that is difficult to debug. -The second exception involves the ++ and −− operators (§4.8). These operators can be prefix operators that appear before an expression or postfix operators that appear after an expression. If you want to use either of these operators as postfix operators, they must appear on thesame line as the expression they apply to. The third exception involves functions defined using concise “arrow” syntax: the =&gt; arrow itself must appear on the same line as the parameter list</text:p>
      <text:p text:style-name="P27"><text:soft-page-break/>Ch-3 Types, Values, and Variables</text:p>
      <text:p text:style-name="P29"/>
      <text:p text:style-name="P22"><text:span text:style-name="T11">- </text:span><text:span text:style-name="T12">JavaScript types can be divided into two categories: primitive types and object types. JavaScript’s primitive types include numbers, strings of text (known as strings), and Boolean truth values (known as booleans).</text:span></text:p>
      <text:p text:style-name="P30">- <text:s/>The special JavaScript values null and undefined are primitive values, but they are not numbers, strings, or booleans.Each value is typically considered to be the sole member of its own special type.</text:p>
      <text:p text:style-name="P30">- ES6 adds a new special- purpose type, known as Symbol, that enables the definition of language extensions without harming backward compatibility.</text:p>
      <text:p text:style-name="P30">- An object (that is, a member of the type object) is a collection of properties where each property has a name and a value (either a primitive value or another object). An ordinary JavaScript object is an unordered collection of named values. The language also defines a special kind of object, known as an array, that represents an ordered collection of numbered values. The JavaScript language includes special syntax for working with arrays, and arrays have some special behavior that distinguishes them from ordinary objects.</text:p>
      <text:p text:style-name="P30">- JavaScript differs from more static languages in that functions and classes are not just part of the language syntax: they are themselves values that can be manipulated by JavaScript programs. Like any JavaScript value that is not a primitive value, functions and classes are a specialized kind of object.</text:p>
      <text:p text:style-name="P30">- <text:span text:style-name="T14">The JavaScript interpreter performs automatic garbage collection for memory management. This means that a JavaScript programmer generally does not need to worry about destruction or deallocation of objects or other values. When a value is no longer reachable—when a program no longer has any way to refer to it—the interpreter knows it can never be used again and automatically reclaims the memory it was occupying.</text:span> (JavaScript programmers do sometimes need to take care to ensure that values do not inadvertently remain reachable—and therefore nonreclaimable—longer than necessary.)</text:p>
      <text:p text:style-name="P30">- JavaScript supports an object-oriented programming style. Loosely, this means that rather than having globally defined functions to operate on values of various types, the types themselves define methods for working with values. To sort the elements of an array a, for example, we don’t pass a to a sort() function. Instead, we invoke the sort() method of a:</text:p>
      <text:p text:style-name="P22"><text:soft-page-break/><text:span text:style-name="T13"><text:tab/></text:span><text:span text:style-name="T12">a.sort(); // The object-oriented version of sort(a).</text:span></text:p>
      <text:p text:style-name="P30">- Technically, it is only JavaScript objects that have methods. But numbers, strings, boolean, and symbol values behave as if they have methods. In JavaScript, null and undefined are the only values that methods cannot be invoked on.</text:p>
      <text:p text:style-name="P30"/>
      <text:p text:style-name="P30">-JavaScript’s object types are mutable and its primitive types are immutable. A value of a mutable type can change: a JavaScript program can change the values of object properties and array elements. Numbers, booleans, symbols, null, and undefined are immutable —it doesn’t even make sense to talk about changing the value of a number, for example. Strings can be thought of as arrays of characters, and you might expect them to be mutable. In JavaScript, however, strings are immutable: you can access the text at any index of a string, but JavaScript provides no way to alter the text of an existing string. The differences between mutable and immutable values are explored further in §3.8. JavaScript liberally converts values from one type to another. If a program expects a string, for example, and you give it a number, it will automatically convert the number to a string for you. And if you use a non-boolean value where a boolean is expected, JavaScript will convert accordingly. The rules for value conversion are explained in §3.9. JavaScript’s liberal value conversion rules affect its definition of equality, and the == equality operator performs type conversions as described in §3.9.1. (In practice, however, the == equality operator is deprecated in favor of the strict equality operator ===, which does no type conversions. See §4.9.1 for more about both operators.)Constants and variables allow you to use names to refer to values in your programs. Constants are declared with const and variables are declared with let (or with var in older JavaScript code). JavaScript constants and variables are untyped: declarations do not specify what kind of values will be assigned. Variable declaration and assignment are covered in §3.10.</text:p>
      <text:p text:style-name="P30"/>
      <text:p text:style-name="P31">Numbers</text:p>
      <text:p text:style-name="Text_20_body">-<text:span text:style-name="T16"> JavaScript’s primary numeric type, Number, is used to represent integers and to approximate real numbers. JavaScript represents numbers using the 64-bit floating-point format defined by the IEEE 754 standard, 1 which means it can represent numbers as large as ±1.7976931348623157 × 10 308 and as small as ±5 × 10 −324 .</text:span></text:p>
      <text:p text:style-name="Text_20_body"><text:span text:style-name="T16">-When a number appears directly in a JavaScript program, it’s called anumeric literal. JavaScript supports numeric literals in several formats, as described in the following </text:span><text:soft-page-break/><text:span text:style-name="T16">sections. Note that any numeric literal can be preceded by a minus sign (-) to make the number negative.</text:span></text:p>
      <text:p text:style-name="Text_20_body"><text:span text:style-name="T16"/></text:p>
      <text:p text:style-name="P45"><text:span text:style-name="T16">Separators In Numeric Literals</text:span></text:p>
      <text:p text:style-name="P53"><text:span text:style-name="T16">You can use underscores within numeric literals to break long literals up into chunks that are easier to read: </text:span></text:p>
      <text:p text:style-name="P53"><text:span text:style-name="T16">let billion = 1_000_000_000;</text:span></text:p>
      <text:p text:style-name="P53"><text:span text:style-name="T16">let bytes = 0x89_AB_CD_EF;</text:span></text:p>
      <text:p text:style-name="P53"><text:span text:style-name="T16">let bits = 0b0001_1101_0111;</text:span></text:p>
      <text:p text:style-name="P53"><text:span text:style-name="T16">let fraction = 0.123_456_789;</text:span></text:p>
      <text:p text:style-name="P53"><text:span text:style-name="T16">At the time of this writing in early 2020, underscores in numeric literals are not yet formally</text:span></text:p>
      <text:p text:style-name="P53"><text:span text:style-name="T16">standardized as part of JavaScript. But they are in the advanced stages of the standardization</text:span></text:p>
      <text:p text:style-name="P53"><text:span text:style-name="T16">process and are implemented by all major browsers and by Node.</text:span></text:p>
      <text:p text:style-name="P53"><text:span text:style-name="T16"/></text:p>
      <text:p text:style-name="P45"><text:span text:style-name="T16">Arithmetic in JavaScript</text:span></text:p>
      <text:p text:style-name="P45"><text:span text:style-name="T16">-</text:span><text:span text:style-name="T22"> JavaScript programs work with numbers using the arithmetic operators . that the language provides. These include + for addition, - for subtraction, * for multiplication, / for division, and % for modulo (remainder after division). ES2016 adds ** for exponentiation. Full details on these and other operators can be found in Chapter 4.</text:span></text:p>
      <text:p text:style-name="P45"><text:span text:style-name="T22"/></text:p>
      <text:p text:style-name="P45"><text:span text:style-name="T22">-In addition to these basic arithmetic operators, JavaScript supports more complex mathematical operations through a set of functions and constants defined as properties of the Math object:see at page 78;</text:span></text:p>
      <text:p text:style-name="P45"><text:span text:style-name="T22"/></text:p>
      <text:p text:style-name="P45"><text:span text:style-name="T16">Arbitrary Precision Integers with BigInt: see at page 83</text:span></text:p>
      <text:p text:style-name="P45"><text:span text:style-name="T16"/></text:p>
      <text:p text:style-name="P45"><text:span text:style-name="T16"/></text:p>
      <text:p text:style-name="P45"><text:soft-page-break/><text:span text:style-name="T16">Dates and Times</text:span></text:p>
      <text:p text:style-name="P53"><text:span text:style-name="T16">- JavaScript defines a simple Date class for representing and manipulating the numbers that represent dates and times. JavaScript Dates are objects, but they also have a numeric representation as a timestamp that specifies the number of elapsed milliseconds since</text:span></text:p>
      <text:p text:style-name="P53"><text:span text:style-name="T16">January 1, 1970: </text:span><text:span text:style-name="T17">eg see at page 86;</text:span></text:p>
      <text:p text:style-name="P53"><text:span text:style-name="T16">The Date class and its methods are covered in detail in §11.4. But we will see Date objects again in §3.9.3 when we examine the details of JavaScript type conversions.</text:span></text:p>
      <text:p text:style-name="P53"><text:span text:style-name="T16"/></text:p>
      <text:p text:style-name="P46"><text:span text:style-name="T16">Text</text:span></text:p>
      <text:p text:style-name="P54"><text:span text:style-name="T16">- The JavaScript type for representing text is the string. A string is an immutable ordered sequence of 16-bit values, each of which typically represents a Unicode character. The length of a string is the number of 16-bit values it contains. JavaScript’s strings (and its arrays) use zero- based indexing: the first 16-bit value is at position 0, the second at position 1, and so on. The empty string is the string of length 0. JavaScript does not have a special type that represents a single element of a string. To represent a single 16-bit value, simply use a string that has a length of 1. </text:span><text:span text:style-name="T18">For more info see at page 86-87;</text:span></text:p>
      <text:p text:style-name="P49"><text:span text:style-name="T18">S</text:span><text:span text:style-name="T16">tring Literals</text:span></text:p>
      <text:p text:style-name="P49"><text:span text:style-name="T16">Escape Sequences in String Literals</text:span></text:p>
      <text:p text:style-name="P49"><text:span text:style-name="T16">Working with Strings</text:span></text:p>
      <text:p text:style-name="P58"><text:span text:style-name="T27">Template Literals(ES6)</text:span></text:p>
      <text:p text:style-name="P46"><text:span text:style-name="T18">TAGGED TEMPLATE LITERALS</text:span><text:span text:style-name="T19">(less commonly used)</text:span></text:p>
      <text:p text:style-name="P46"><text:span text:style-name="T19"/></text:p>
      <text:p text:style-name="P46"><text:span text:style-name="T19">Pattern Matching</text:span></text:p>
      <text:p text:style-name="P47"><text:span text:style-name="T19">-</text:span><text:span text:style-name="T23"> </text:span><text:span text:style-name="T24">JavaScript defines a datatype known as a regular expression (or RegExp) for describing and matching patterns in strings of text.RegExp are not one of the fundamental datatypes in JavaScript, but they have a literal <text:s/>syntax like numbers and strings do, so they someimes seem like they are fundamental. RegExps are powerful and commonly <text:s/>used for text processing.</text:span></text:p>
      <text:p text:style-name="P47"><text:span text:style-name="T24"/></text:p>
      <text:p text:style-name="P48"><text:soft-page-break/><text:span text:style-name="T25">RegExp objects define a number of useful methods, and strings also have methods that accept RegExp arguments. For example: see at page 96;</text:span></text:p>
      <text:p text:style-name="P48"><text:span text:style-name="T25"/></text:p>
      <text:p text:style-name="P50"><text:span text:style-name="T16">Boolean Values</text:span></text:p>
      <text:p text:style-name="P55"><text:span text:style-name="T16">- </text:span><text:span text:style-name="T20">A boolean value represents truth or false hood, on or off, yes or no.</text:span></text:p>
      <text:p text:style-name="P56"><text:span text:style-name="T20">- Boolean values have a toString() method that you can use to convert them to the strings “true” or “false”, but they do not have any other useful methods. Despite the trivial API, there are three important boolean operators. The &amp;&amp; operator performs the Boolean AND operation. It evaluates to a truthy value if and only if both of its operands are truthy; it evaluates to a falsy value otherwise. The || operator is the Boolean OR operation: it evaluates to a truthy value if either one (or both) of its operands is truthy and evaluates to a falsy value if both operands are falsy. Finally, the unary ! operator performs the Boolean NOT operation: it evaluates to true if its operand is falsy and evaluates to false if its operand is truthy. For example:</text:span></text:p>
      <text:p text:style-name="P56"><text:span text:style-name="T20"><text:tab/>if ((x === 0 &amp;&amp; y === 0) || !(z === 0)) </text:span></text:p>
      <text:p text:style-name="P56"><text:span text:style-name="T20"><text:tab/><text:tab/>{ // x and y are both zero or z is non-zero }</text:span></text:p>
      <text:p text:style-name="P51"><text:span text:style-name="T21"/></text:p>
      <text:p text:style-name="P51"><text:span text:style-name="T21">N</text:span><text:span text:style-name="T16">ull and Undefined</text:span></text:p>
      <text:p text:style-name="P51"><text:span text:style-name="T22">- </text:span><text:span text:style-name="T26">Null is a language keyword that evaluates to a special value that is usually used to indicate the absence of a value.</text:span><text:span text:style-name="T22"> Using the type of operator on null returns the string “object”, indicating that null can be thought of as a special object value that indicates “no object”. In practice, however, null is typically regarded as the sole member of its own type, and it can be used to indicate “no value” for numbers and strings as well as objects. Most programming languages have an equivalent to JavaScript’s null: you may be familiar with it as NULL, nil, or None.</text:span></text:p>
      <text:p text:style-name="P57"><text:span text:style-name="T16">- </text:span><text:span text:style-name="T28">JavaScript also has a second value that indicate absence of value. The undefined value represents a deeper kind of absence.</text:span></text:p>
      <text:p text:style-name="P57"><text:span text:style-name="T16">- Despite these differences, null and undefined both indicate anabsence of value and can often be used interchangeably. The equality operator == considers them to be equal. (Use the strict equality operator === to distinguish them.) Both are falsy values: they behave like false when a boolean value is required. Neither null nor undefined have any properties or methods. In fact, using . or [] to access a property or method of these </text:span><text:soft-page-break/><text:span text:style-name="T16">values causes a TypeError. I consider undefined to represent a system-level, unexpected, or error-like absence of value and null to represent a program-level, normal, or expected absence of value. I avoid using null and undefined when I can, but if I need to assign one of these values to a variable or property or pass or return one of these values to or from a function, I usually use null. Some programmers strive to avoid null entirely and use undefined in its place wherever they can.</text:span></text:p>
      <text:p text:style-name="P57"><text:span text:style-name="T16"/></text:p>
      <text:p text:style-name="P52"><text:span text:style-name="T16">Symbols</text:span></text:p>
      <text:p text:style-name="P32">- Symbols were introduced in ES6 to serve as non-string property names.</text:p>
      <text:p text:style-name="P32">- To understand Symbols, you need to know that JavaScript’s fundamental Object type is</text:p>
      <text:p text:style-name="P32">an unordered collection of properties, where each property has name and value.</text:p>
      <text:p text:style-name="P33">- Property names are t<text:span text:style-name="T31">ypically (and until ES6, were exclusively) strings.</text:span></text:p>
      <text:p text:style-name="P33"><text:span text:style-name="T31"><text:tab/>Let strname = “string name”; //a string to use as a property name</text:span></text:p>
      <text:p text:style-name="P33"><text:tab/><text:span text:style-name="T31">let symname = Symbol(“propname”); // a symbol to use as a property name</text:span></text:p>
      <text:p text:style-name="P33"><text:tab/><text:span text:style-name="T31">typeof strname // “string”: strname is a string</text:span></text:p>
      <text:p text:style-name="P33"><text:tab/><text:span text:style-name="T31">typeof symname // “symbol”: symname is a symbol</text:span></text:p>
      <text:p text:style-name="P33"><text:tab/><text:span text:style-name="T31">let o = {}; //create a new object</text:span></text:p>
      <text:p text:style-name="P33"><text:tab/><text:span text:style-name="T31">o[strname] = 1;</text:span></text:p>
      <text:p text:style-name="P33"><text:tab/><text:span text:style-name="T31">o[symname] = 2;</text:span></text:p>
      <text:p text:style-name="P33"><text:tab/><text:span text:style-name="T31">o[strname] ;</text:span></text:p>
      <text:p text:style-name="P33"><text:tab/><text:span text:style-name="T31">o[symname] ;</text:span></text:p>
      <text:p text:style-name="P33">- The Symbol type does not have a literal syntax. To obtain a Symbol value, you call the Symbol() function. This function never returns the same value twice, even when called with the same argument. This means that if you call Symbol() to obtain a Symbol value, you can safely use that value as a property name to add a new property to an object and do not need to worry that you might be overwriting an existing property with the same name. Similarly, if you use symbolic property names and do not share those symbols, you can be confident that other modules of code in your program will not accidentally overwrite your properties.</text:p>
      <text:p text:style-name="P34">For more see at page 102.</text:p>
      <text:p text:style-name="P43"><text:soft-page-break/>The Global Object</text:p>
      <text:p text:style-name="P35">- The preceding sections have explained JavaScript’s primitive types and values. Object types—objects, arrays, and functions—are covered in chapters of their own later in this book. But there is one very important object value that we must cover now. The global object is a regular JavaScript object that serves a very important purpose: the properties of this object are the globally defined identifiers that are available to a JavaScript program. When the JavaScript interpreter starts (or whenever a web browser loads a new page), it creates a new global object and gives it an initial set of properties that define: Global constants like undefined, Infinity, and NaN Global functions like isNaN(), parseInt() (§3.9.2), and eval() (§4.12) Constructor functions like Date(), RegExp(), String(), Object(), and Array() (§3.9.2) Global objects like Math and JSON (§6.8) The initial properties of the global object are not reserved words, but they deserve to be treated as if they are. This chapter has already described some of these global properties. Most of the others will becovered elsewhere in this book. In Node, the global object has a property named global whose value is the global object itself, so you can always refer to the global object by the name global in Node programs. In web browsers, the Window object serves as the global object for all JavaScript code contained in the browser window it represents. This global Window object has a self-referential window property that can be used to refer to the global object. The Window object defines the core global properties, but it also defines quite a few other globals that are specific to web browsers and client-side JavaScript. Web worker threads (§15.13) have a different global object than the Window with which they are associated. Code in a worker can refer to its global object as self. ES2020 finally defines globalThis as the standard way to refer to the global object in any context. As of early 2020, this feature has been implemented by all modern browsers and by Node.</text:p>
      <text:p text:style-name="P35"/>
      <text:p text:style-name="P43">Immutable Primitive Values and Mutable Object References</text:p>
      <text:p text:style-name="P35">- <text:span text:style-name="T32">There is a fundamental difference in JavaScript between primitive values (undefined, null, booleans, numbers, and strings) and objects (including arrays and functions).</text:span></text:p>
      <text:p text:style-name="P35">-<text:span text:style-name="T32">Primitives are immutable: there is no way to change (or “mutate”) a primitive value.</text:span></text:p>
      <text:p text:style-name="P35">- This is obvious for numbers and booleans—it doesn’t even make sense tochange the value of a number. It is not so obvious for strings, however. Since strings are like arrays of characters, you might expect to be able to alter the character at any specified index. In <text:soft-page-break/>fact, JavaScript does not allow this, and all string methods that appear to return a modified string are, in fact, returning a new string value. For example:</text:p>
      <text:p text:style-name="P35"><text:tab/><text:span text:style-name="T33">let s = “hello”; // Start with some lower case</text:span></text:p>
      <text:p text:style-name="P35"><text:tab/><text:span text:style-name="T33">s.toUpperCase(); // Returns “HELLO”, but doesn’t alter s</text:span></text:p>
      <text:p text:style-name="P36"><text:tab/><text:span text:style-name="T33">s <text:s text:c="4"/><text:tab/><text:tab/><text:tab/>// =&gt; “hello”: the original string has not changed</text:span></text:p>
      <text:p text:style-name="P36"/>
      <text:p text:style-name="P36"><text:span text:style-name="T33">- </text:span><text:span text:style-name="T15">Primitives are also compared by value: two values are the same only if</text:span></text:p>
      <text:p text:style-name="P36"><text:span text:style-name="T15">they have the same value. </text:span><text:span text:style-name="T33">This sounds circular for numbers, booleans,</text:span></text:p>
      <text:p text:style-name="P36"><text:span text:style-name="T33">null, and undefined: there is no other way that they could be</text:span></text:p>
      <text:p text:style-name="P36"><text:span text:style-name="T33">compared. Again, however, it is not so obvious for strings. </text:span><text:span text:style-name="T15">If two</text:span></text:p>
      <text:p text:style-name="P37"><text:span text:style-name="T33">distinct string values are compared, JavaScript treats them as equal if,</text:span></text:p>
      <text:p text:style-name="P37"><text:span text:style-name="T33">and only if, they have the same length and if the character at each index</text:span></text:p>
      <text:p text:style-name="P37"><text:span text:style-name="T33">is the same. </text:span></text:p>
      <text:p text:style-name="P37"/>
      <text:p text:style-name="P37">-<text:span text:style-name="T33">Objects <text:s/>are different than primitives. First, they are mutable—their </text:span>values can change:</text:p>
      <text:p text:style-name="P42"><text:tab/>let o = { x: 1 };</text:p>
      <text:p text:style-name="P42"><text:tab/>o.x = 2;</text:p>
      <text:p text:style-name="P42"><text:tab/>o.y = 3;</text:p>
      <text:p text:style-name="P42"><text:tab/>let a = [1,2,3];</text:p>
      <text:p text:style-name="P42"><text:tab/>a[0] = 0;</text:p>
      <text:p text:style-name="P42"><text:tab/>a[3] = 4;</text:p>
      <text:p text:style-name="P37">- Objects are not compared by value: two distinct objects are not equal even if they have the same properties and values. And two distinct arrays are not equal even if they have the same elements in the same order:</text:p>
      <text:p text:style-name="P38"><text:span text:style-name="T8"><text:tab/>let o = {x: 1}, p = {x: 1}; Two objects with the same properties</text:span></text:p>
      <text:p text:style-name="P39"><text:span text:style-name="T8"><text:tab/>o === p; //=&gt;false: </text:span><text:span text:style-name="T9">distinct objects are never equal</text:span></text:p>
      <text:p text:style-name="P39"><text:span text:style-name="T9"><text:tab/>let a = [], b = []; //Two distinct, empty arrays</text:span></text:p>
      <text:p text:style-name="P39"><text:soft-page-break/><text:span text:style-name="T9"><text:tab/>a === b //=&gt; false: distinct arrays are never equal</text:span></text:p>
      <text:p text:style-name="P39"><text:span text:style-name="T9">- <text:s/></text:span><text:span text:style-name="T34">Objects are sometimes called reference types to distinguish them from JavaScript’s primitive types. </text:span><text:span text:style-name="T9">Using this terminology, object values are references, and we say that objects are compared by reference: two object values are the same if and only if they refer to the same underlying object.</text:span></text:p>
      <text:p text:style-name="P39"><text:span text:style-name="T9"><text:tab/>Let a = []; // The variable a refers to an empty array</text:span></text:p>
      <text:p text:style-name="P39"><text:span text:style-name="T9"><text:tab/>let b = a; //now b refers to the same array</text:span></text:p>
      <text:p text:style-name="P39"><text:span text:style-name="T9"><text:tab/>b[0] = 1; // Mutate the array referred to by variable b.</text:span></text:p>
      <text:p text:style-name="P40"><text:span text:style-name="T8"><text:tab/>a[0]<text:tab/> <text:s text:c="3"/>// =&gt; 1: the change is also visible through variable a.</text:span></text:p>
      <text:p text:style-name="P40"><text:span text:style-name="T8"><text:tab/>a === b // =&gt; true: a and b refer to the same object, so they are equal.</text:span></text:p>
      <text:p text:style-name="P41"><text:span text:style-name="T8">- As you can see from this code, assigning an object (or array) to a variable simply assigns the reference: it does not create a new copy of the object.</text:span></text:p>
      <text:p text:style-name="P41"><text:span text:style-name="T8">- If you want to make a new copy of an object or array, you must explicitly copy the properties of the object or the elements of the array. This example demonstrates using a for loop (§5.4.3):</text:span></text:p>
      <text:p text:style-name="P41"><text:span text:style-name="T8"><text:tab/>let a = ["a","b","c"]; // An array we want to<text:tab/>copy</text:span></text:p>
      <text:p text:style-name="P41"><text:span text:style-name="T8"><text:tab/>let b = [];// A distinct array we'll </text:span><text:span text:style-name="T10">copy into</text:span></text:p>
      <text:p text:style-name="P41"><text:span text:style-name="T10"><text:tab/>for(let i = 0; i &lt; a.length; i++) { // For each index of a[]</text:span></text:p>
      <text:p text:style-name="P41"><text:span text:style-name="T10"><text:tab/><text:tab/>b[i] = a[i]; // Copy an element of a into b</text:span></text:p>
      <text:p text:style-name="P41"><text:span text:style-name="T10"><text:tab/>}</text:span></text:p>
      <text:p text:style-name="P41"><text:span text:style-name="T10"><text:tab/>let c = Array.from(b);// In ES6, copy arrays with Array.from()</text:span></text:p>
      <text:p text:style-name="P41"><text:span text:style-name="T10"/></text:p>
      <text:p text:style-name="P41"><text:span text:style-name="T10">-Similarly, if we want to compare two distinct objects or arrays, we must compare their properties or elements. This code defines a function to compare two arrays: </text:span></text:p>
      <text:p text:style-name="P41"><text:span text:style-name="T10"><text:tab/>function equalArrays(a, b) { </text:span></text:p>
      <text:p text:style-name="P41"><text:span text:style-name="T10"><text:tab/><text:tab/>if (a === b) return true; //identical arrays are equal</text:span></text:p>
      <text:p text:style-name="P41"><text:span text:style-name="T10"><text:tab/><text:tab/>if (a.length !== b.length) return false; //Different size arrays not equal</text:span></text:p>
      <text:p text:style-name="P41"><text:span text:style-name="T10"><text:tab/><text:tab/>for(let i = 0; i &lt; a.length; i++) { // loop through all elements</text:span></text:p>
      <text:p text:style-name="P41"><text:soft-page-break/><text:span text:style-name="T10"><text:tab/><text:tab/><text:tab/>if (a[i] !== b[i]) return false; // if any differ, arrays not equal</text:span></text:p>
      <text:p text:style-name="P41"><text:span text:style-name="T10"><text:tab/><text:tab/>}</text:span></text:p>
      <text:p text:style-name="P41"><text:span text:style-name="T10"><text:tab/><text:tab/>return true; //otherwise they are equal</text:span></text:p>
      <text:p text:style-name="P41"><text:span text:style-name="T10"><text:tab/>}</text:span></text:p>
      <text:p text:style-name="P41"><text:span text:style-name="T10"/></text:p>
      <text:p text:style-name="P44"><text:span text:style-name="T10">Type Conversions </text:span></text:p>
      <text:p text:style-name="P44"><text:span text:style-name="T29">JavaScript is very flexible about the types of values it requires. We’ve seen this for booleans: when JavaScript expects a boolean value, you may supply a value of any type, and JavaScript will convert it as needed. Some values (“truthy” values) convert to true and others (“falsy” values) convert to false. The same is true for other types: if JavaScript wants a string, it will convert whatever value you give it to a string. If JavaScript wants a number, it will try to convert the value you give it to a number (or to NaN if it cannot perform a meaningful conversion).</text:span><text:span text:style-name="T30">For more see at 110. </text:span></text:p>
      <text:p text:style-name="P39"><text:span text:style-name="T8"><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15:20:00.902221258</meta:creation-date>
    <dc:date>2021-12-30T16:06:27.821580292</dc:date>
    <meta:editing-duration>PT2H19M50S</meta:editing-duration>
    <meta:editing-cycles>29</meta:editing-cycles>
    <meta:generator>LibreOffice/6.4.7.2$Linux_X86_64 LibreOffice_project/40$Build-2</meta:generator>
    <meta:document-statistic meta:table-count="0" meta:image-count="0" meta:object-count="0" meta:page-count="14" meta:paragraph-count="191" meta:word-count="4011" meta:character-count="23692" meta:non-whitespace-character-count="19780"/>
  </office:meta>
</office:document-meta>
</file>